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90ed" officeooo:paragraph-rsid="001f90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Word_1 <text:s text:c="2"/>Text. <text:s text:c="7"/>Текс,</text:p>
      <text:p text:style-name="P1"><text:s/>77 <text:s/>при7вет <text:s text:c="13"/>h78i <text:s text:c="11"/></text:p>
      <text:p text:style-name="P1">hi <text:s text:c="26"/>ай </text:p>
      <text:p text:style-name="P1">hiпривет приWет</text:p>
      <text:p text:style-name="P1">ми*мо <text:s text:c="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15:02:36.162647287</meta:creation-date>
    <dc:date>2021-09-23T15:06:36.036771882</dc:date>
    <meta:editing-duration>PT4M</meta:editing-duration>
    <meta:editing-cycles>1</meta:editing-cycles>
    <meta:document-statistic meta:table-count="0" meta:image-count="0" meta:object-count="0" meta:page-count="1" meta:paragraph-count="5" meta:word-count="11" meta:character-count="131" meta:non-whitespace-character-count="52"/>
    <meta:generator>LibreOffice/6.4.7.2$Linux_X86_64 LibreOffice_project/40$Build-2</meta:generator>
  </office:meta>
</office:document-meta>
</file>